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2E6900002923CB2F967A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1.882cm" svg:height="10.53cm" draw:z-index="0"><draw:image xlink:href="Pictures/2000000900002E6900002923CB2F967A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9T11:47:15.254000000</meta:creation-date>
    <dc:date>2014-03-19T11:47:55.142000000</dc:date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1.2.3$Windows_x86 LibreOffice_project/40b2d7fde7e8d2d7bc5a449dc65df4d08a7dd38</meta:generator>
  </office:meta>
</office:document-meta>
</file>